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ext-properties style:use-window-font-color="true" style:text-line-through-style="solid" style:text-line-through-type="single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009900" fo:font-weight="bold" style:font-weight-asian="bold" style:font-weight-complex="bold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ext-properties fo:color="#0099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65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2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2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11"/>
        </table:table-row>
        <table:table-row table:style-name="ro1">
          <table:table-cell table:number-columns-repeated="10"/>
          <table:table-cell office:value-type="string" calcext:value-type="string">
            <text:p>strength is clearly visible (some abhishek said, '1' is not clearly visible)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el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Hero capabilities (basically mention magic powers)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*controls: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'space' – sound turn on/off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1' – bas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2' – magic pow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scape – exi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eft click – attac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ight click – move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having multiple pages in openGL</text:p>
          </table:table-cell>
          <table:table-cell table:style-name="ce21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Win Page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Modes</text:p>
          </table:table-cell>
          <table:table-cell table:style-name="ce20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0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players(magic powers)</text:p>
          </table:table-cell>
          <table:table-cell table:number-columns-repeated="4"/>
          <table:table-cell table:style-name="ce20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  <table:table-cell table:style-name="ce20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0" office:value-type="string" calcext:value-type="string">
            <text:p>Curse</text:p>
          </table:table-cell>
          <table:table-cell table:style-name="ce20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, A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Pre-start page</text:p>
          </table:table-cell>
          <table:table-cell table:number-columns-repeated="5"/>
          <table:table-cell table:style-name="ce20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0" office:value-type="string" calcext:value-type="string">
            <text:p>Waiting for others to join (1 min wait)</text:p>
          </table:table-cell>
          <table:table-cell table:number-columns-repeated="4"/>
          <table:table-cell table:style-name="ce20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6" office:value-type="string" calcext:value-type="string">
            <text:p>Bot</text:p>
          </table:table-cell>
          <table:table-cell table:style-name="ce26"/>
          <table:table-cell table:number-columns-repeated="7"/>
        </table:table-row>
        <table:table-row table:style-name="ro2">
          <table:table-cell/>
          <table:table-cell table:style-name="ce26"/>
          <table:table-cell table:style-name="ce26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Player leaves the game</text:p>
          </table:table-cell>
          <table:table-cell table:style-name="ce20"/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join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7:26:31.984219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1T00:06:53.921136525</dc:date>
    <meta:editing-duration>P3DT11H26M41S</meta:editing-duration>
    <meta:editing-cycles>420</meta:editing-cycles>
    <meta:generator>LibreOffice/4.2.6.3$Linux_X86_64 LibreOffice_project/420m0$Build-3</meta:generator>
    <meta:document-statistic meta:table-count="5" meta:cell-count="234" meta:object-count="0"/>
  </office:meta>
</office:document-meta>
</file>